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office:font-face-decls>
  <office:automatic-styles>
    <style:style style:name="P1" style:family="paragraph" style:parent-style-name="Standard">
      <style:text-properties fo:font-variant="normal" fo:text-transform="none" fo:color="#222222" loext:opacity="100%" style:font-name="Verdana" fo:font-size="9.75pt" fo:letter-spacing="normal" fo:font-style="normal" fo:font-weight="normal" officeooo:rsid="001cb4f3" officeooo:paragraph-rsid="001cb4f3"/>
    </style:style>
    <style:style style:name="P2" style:family="paragraph" style:parent-style-name="Standard">
      <style:text-properties fo:font-variant="normal" fo:text-transform="none" fo:color="#222222" loext:opacity="100%" style:font-name="Liberation Sans" fo:font-size="9.75pt" fo:letter-spacing="normal" fo:font-style="normal" fo:font-weight="normal" officeooo:rsid="001cb4f3" officeooo:paragraph-rsid="001cb4f3"/>
    </style:style>
    <style:style style:name="P3" style:family="paragraph" style:parent-style-name="Standard" style:list-style-name="L1">
      <style:text-properties fo:font-variant="normal" fo:text-transform="none" fo:color="#222222" loext:opacity="100%" style:font-name="Liberation Serif" fo:font-size="16pt" fo:letter-spacing="normal" fo:font-style="normal" fo:font-weight="normal" officeooo:rsid="001cb4f3" officeooo:paragraph-rsid="001cb4f3" style:font-size-asian="16pt" style:font-size-complex="16pt"/>
    </style:style>
    <style:style style:name="P4" style:family="paragraph" style:parent-style-name="Standard">
      <style:text-properties fo:font-variant="normal" fo:text-transform="none" fo:color="#222222" loext:opacity="100%" style:font-name="Liberation Serif" fo:font-size="12pt" fo:letter-spacing="normal" fo:font-style="normal" fo:font-weight="normal" officeooo:rsid="001cb4f3" officeooo:paragraph-rsid="001cb4f3" style:font-size-asian="12pt" style:font-size-complex="12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5" style:family="text">
      <style:text-properties style:font-style-asian="normal" style:font-style-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4">Resumo:</text:span><text:span text:style-name="T5"> </text:span></text:p>
      <text:p text:style-name="P4">Trabalho Multidisciplinar TM: refere-se a um projeto de software com relatório técnico que contabilizará de 0 a 10 créditos. O projeto poderá utilizar conteúdo teórico de outras disciplinas do curso. O relatório deve seguir as normas NBR10520 e NBR6023 (ou mais recentes) e explicar o software proposto. A avaliação do projeto será feita da seguinte forma: 1) Entrega da documentação do projeto no prazo estabelecido (1 crédito). 2) Utilização de polimorfismo (1 crédito). 3) Utilização de 1 (um) design pattern a critério do estudante (1 crédito). 4) Utilização de tratamento de exceções (1 crédito). 5) Interface gráfica do usuário (1 crédito). 6) Relatório técnico do projeto (3 créditos). 7) Apresentação do projeto em sala de aula (2 créditos).</text:p>
      <text:p text:style-name="P1"/>
      <text:p text:style-name="P2"/>
      <text:list xml:id="list1517176552" text:style-name="L1">
        <text:list-item>
          <text:p text:style-name="P3">O relatório deve seguir as normas NBR10520 e NBR6023 (ou mais recentes) e explicar o software proposto.</text:p>
        </text:list-item>
        <text:list-item>
          <text:p text:style-name="P3">Entrega da documentação do projeto no prazo estabelecido (1 crédito)</text:p>
        </text:list-item>
        <text:list-item>
          <text:p text:style-name="P3">Utilização de polimorfismo (1 crédito)</text:p>
        </text:list-item>
        <text:list-item>
          <text:p text:style-name="P3">Utilização de 1 (um) design pattern a critério do estudante (1 crédito)</text:p>
        </text:list-item>
        <text:list-item>
          <text:p text:style-name="P3">Utilização de tratamento de exceções (1 crédito)</text:p>
        </text:list-item>
        <text:list-item>
          <text:p text:style-name="P3">Interface gráfica do usuário (1 crédito)</text:p>
        </text:list-item>
        <text:list-item>
          <text:p text:style-name="P3">Relatório técnico do projeto (3 créditos)</text:p>
        </text:list-item>
        <text:list-item>
          <text:p text:style-name="P3">Apresentação do projeto em sala de aula (2 crédito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7T18:41:45.417867680</meta:creation-date>
    <dc:date>2023-06-17T18:49:23.832830964</dc:date>
    <meta:editing-duration>PT7M39S</meta:editing-duration>
    <meta:editing-cycles>1</meta:editing-cycles>
    <meta:document-statistic meta:table-count="0" meta:image-count="0" meta:object-count="0" meta:page-count="1" meta:paragraph-count="10" meta:word-count="199" meta:character-count="1226" meta:non-whitespace-character-count="1044"/>
    <meta:generator>LibreOffice/7.3.7.2$Linux_X86_64 LibreOffice_project/30$Build-2</meta:generator>
  </office:meta>
</office:document-meta>
</file>